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lmHLFceEOhrb2kem3SSFuEQ9NWgdsR4DEGM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7T06:54:03.511000000</meta:creation-date>
    <dc:date>2024-09-07T06:54:17.406000000</dc:date>
    <meta:editing-duration>PT15S</meta:editing-duration>
    <meta:editing-cycles>1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